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[$Ark2.$B$13]" style:apply-style-name="Result" style:base-cell-address="Ark2.B3"/>
      <style:map style:condition="cell-content()&lt;=[$Ark2.$B$13]" style:apply-style-name="Negativ" style:base-cell-address="Ark2.B3"/>
    </style:style>
  </office:automatic-styles>
  <office:body>
    <office:spreadsheet>
      <table:table table:name="Ark1" table:style-name="ta1" table:print-ranges="Ark1.A1:Ark1.E17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>
            <text:p>Testdata. Originaldokumentet inneholder informasjon på to av tre regneark. I tillegg er det definert et utskriftsområde som er mindre enn datainnholdet.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Siden utskriftsområdet ikke dekker alle data, vil konverteringen vise hvordan konverteringsfunksjonen jobber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Regneark nr. 2 (Ark2) inneholder formler, mens Ark1 kun inneholder data.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Grunndata: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>
            <text:p>Navn/Karakter</text:p>
          </table:table-cell>
          <table:table-cell table:style-name="ce1" office:value-type="string">
            <text:p>Norsk</text:p>
          </table:table-cell>
          <table:table-cell table:style-name="ce1" office:value-type="string">
            <text:p>Svensk</text:p>
          </table:table-cell>
          <table:table-cell table:style-name="ce1" office:value-type="string">
            <text:p>Dansk</text:p>
          </table:table-cell>
          <table:table-cell table:style-name="ce1" office:value-type="string">
            <text:p>Tysk</text:p>
          </table:table-cell>
          <table:table-cell table:style-name="ce1" office:value-type="string">
            <text:p>Bulgarsk</text:p>
          </table:table-cell>
          <table:table-cell table:style-name="ce1" office:value-type="string">
            <text:p>Matte</text:p>
          </table:table-cell>
          <table:table-cell table:style-name="ce1" office:value-type="string">
            <text:p>Samfunnsfag</text:p>
          </table:table-cell>
          <table:table-cell table:style-name="ce1" office:value-type="string">
            <text:p>Kroppsøving</text:p>
          </table:table-cell>
          <table:table-cell table:style-name="ce1" office:value-type="string">
            <text:p>Religion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la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Kar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Trul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rt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Gudru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jarn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lfred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Unni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</table:table>
      <table:table table:name="Ark2" table:style-name="ta1" table:print-ranges="Ark2.A2:Ark2.B7"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office:value-type="string">
            <text:p>Navn/Karakter</text:p>
          </table:table-cell>
          <table:table-cell table:style-name="Default"/>
        </table:table-row>
        <table:table-row table:style-name="ro1">
          <table:table-cell office:value-type="string">
            <text:p>Per</text:p>
          </table:table-cell>
          <table:table-cell table:formula="of:=AVERAGE([Ark1.B8:.I8])" office:value-type="float" office:value="4.125">
            <text:p>4,125</text:p>
          </table:table-cell>
        </table:table-row>
        <table:table-row table:style-name="ro2">
          <table:table-cell office:value-type="string">
            <text:p>Ola</text:p>
          </table:table-cell>
          <table:table-cell table:formula="of:=AVERAGE([Ark1.B9:.I9])" office:value-type="float" office:value="3.375">
            <text:p>3,375</text:p>
          </table:table-cell>
        </table:table-row>
        <table:table-row table:style-name="ro1">
          <table:table-cell office:value-type="string">
            <text:p>Kari</text:p>
          </table:table-cell>
          <table:table-cell table:formula="of:=AVERAGE([Ark1.B10:.I10])" office:value-type="float" office:value="4.375">
            <text:p>4,375</text:p>
          </table:table-cell>
        </table:table-row>
        <table:table-row table:style-name="ro1">
          <table:table-cell office:value-type="string">
            <text:p>Truls</text:p>
          </table:table-cell>
          <table:table-cell table:formula="of:=AVERAGE([Ark1.B11:.I11])" office:value-type="float" office:value="4.375">
            <text:p>4,375</text:p>
          </table:table-cell>
        </table:table-row>
        <table:table-row table:style-name="ro2">
          <table:table-cell office:value-type="string">
            <text:p>Marta</text:p>
          </table:table-cell>
          <table:table-cell table:formula="of:=AVERAGE([Ark1.B12:.I12])" office:value-type="float" office:value="3.25">
            <text:p>3,25</text:p>
          </table:table-cell>
        </table:table-row>
        <table:table-row table:style-name="ro2">
          <table:table-cell office:value-type="string">
            <text:p>Gudrun</text:p>
          </table:table-cell>
          <table:table-cell table:formula="of:=AVERAGE([Ark1.B13:.I13])" office:value-type="float" office:value="3.25">
            <text:p>3,25</text:p>
          </table:table-cell>
        </table:table-row>
        <table:table-row table:style-name="ro2">
          <table:table-cell office:value-type="string">
            <text:p>Bjarne</text:p>
          </table:table-cell>
          <table:table-cell table:formula="of:=AVERAGE([Ark1.B14:.I14])" office:value-type="float" office:value="3.625">
            <text:p>3,625</text:p>
          </table:table-cell>
        </table:table-row>
        <table:table-row table:style-name="ro1">
          <table:table-cell office:value-type="string">
            <text:p>Alfred</text:p>
          </table:table-cell>
          <table:table-cell table:formula="of:=AVERAGE([Ark1.B15:.I15])" office:value-type="float" office:value="4.125">
            <text:p>4,125</text:p>
          </table:table-cell>
        </table:table-row>
        <table:table-row table:style-name="ro1">
          <table:table-cell office:value-type="string">
            <text:p>Unni</text:p>
          </table:table-cell>
          <table:table-cell table:formula="of:=AVERAGE([Ark1.B16:.I16])" office:value-type="float" office:value="3.75">
            <text:p>3,75</text:p>
          </table:table-cell>
        </table:table-row>
        <table:table-row table:style-name="ro2">
          <table:table-cell office:value-type="string">
            <text:p>Ruth</text:p>
          </table:table-cell>
          <table:table-cell table:formula="of:=AVERAGE([Ark1.B17:.I17])" office:value-type="float" office:value="3.125">
            <text:p>3,125</text:p>
          </table:table-cell>
        </table:table-row>
        <table:table-row table:style-name="ro1">
          <table:table-cell table:style-name="Default"/>
          <table:table-cell table:style-name="Default" table:formula="of:=AVERAGE([.B3:.B12])" office:value-type="float" office:value="3.7375">
            <text:p>3,7375</text:p>
          </table:table-cell>
        </table:table-row>
      </table:table>
      <table:table table:name="Ark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gativ" style:family="table-cell" style:parent-style-name="Default">
      <style:table-cell-properties fo:background-color="#ffffcc" style:vertical-justify="auto"/>
      <style:paragraph-properties css3t:text-justify="auto"/>
      <style:text-properties fo:color="#ff0000" style:font-name="Arial Black" fo:font-weight="9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.06.2012</text:date>, <text:time>13:51:1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13:38:00.85</meta:creation-date>
    <dc:date>2012-06-05T13:51:11.65</dc:date>
    <meta:editing-duration>PT13M11S</meta:editing-duration>
    <meta:editing-cycles>1</meta:editing-cycles>
    <meta:document-statistic meta:table-count="3" meta:cell-count="126" meta:object-count="0"/>
    <meta:generator>LibreOffice/3.4$Win32 LibreOffice_project/340m1$Build-602</meta:generator>
  </office:meta>
</office:document-meta>
</file>